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Verdana" fo:language="es" fo:country="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font-name="Verdana" fo:language="es" fo:country="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font-name="Verdana" fo:language="es" fo:country="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font-name="Verdana" fo:language="es" fo:country="ES" style:text-underline-style="none" fo:font-weight="bold" style:font-weight-asian="bold" style:font-weight-complex="bold"/>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ustering</text:p>
      <text:p text:style-name="P1"/>
      <text:p text:style-name="P3">La clase “Clustering” se encarga del análisis de una encuesta ya respondida a partir de la misma y un número K de clusters deseados (Estos son sus dos atributos); el algoritmo agrupa a los encuestados según la similitud de sus respuestas y muestra las agrupaciones que ha realizado. Para un mismo conjunto de encuestados no se puede garantizar los mismos clusters, ya que hay cierta variabilidad que depende de las muestras iniciales, que se escogen aleatoriamente.</text:p>
      <text:p text:style-name="P4"/>
      <text:p text:style-name="P2"><text:span text:style-name="T1">Sus atributos, como ya hemos mencionado son: una encuesta E y un número de clusters K que debe ser igual o menor al número de encuestados que hayan respondido E.</text:span></text:p>
      <text:p text:style-name="P2"><text:span text:style-name="T1"/></text:p>
      <text:p text:style-name="P2"><text:span text:style-name="T1">El algoritmo utilizado es el K-Means, que actua sobre una matriz de NxM donde N es el número de encuestados, y M el número de preguntas que contiene la encuesta. La matriz queda almacenada por un ArrayList de “RespuestasEncuesta” que a su vez es una clase que contiene un ArrayList de “Respuesta”</text:span></text:p>
      <text:p text:style-name="P2"><text:span text:style-name="T1"/></text:p>
      <text:p text:style-name="P2"><text:span text:style-name="T1">Las funciones de “Clustering” a parte de la de K-Means y </text:span><text:span text:style-name="T2">run </text:span><text:span text:style-name="T1">son auxiliares a K-means, se utilizan para recalcular centroides de los diversos tipos de respuestas, calcular distancias, o imprimir los resultados.</text:span></text:p>
      <text:p text:style-name="P2"><text:span text:style-name="T1"/></text:p>
      <text:p text:style-name="P2"><text:span text:style-name="T1">Para más detalles sobre esta clase y sus métodos refiere al Javadoc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0T14:12:19.77</meta:creation-date>
    <meta:document-statistic meta:table-count="0" meta:image-count="0" meta:object-count="0" meta:page-count="1" meta:paragraph-count="6" meta:word-count="206" meta:character-count="1223"/>
    <dc:date>2017-04-20T15:00:58.92</dc:date>
    <meta:editing-duration>PT1M15S</meta:editing-duration>
    <meta:editing-cycles>1</meta:editing-cycles>
    <meta:generator>OpenOffice/4.1.2$Win32 OpenOffice.org_project/412m3$Build-9782</meta:generator>
  </office:meta>
</office:document-meta>
</file>